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list-style-name="L1"/>
    <style:style style:name="P5" style:family="paragraph" style:parent-style-name="Standard" style:list-style-name="L1">
      <style:text-properties fo:language="uk" fo:country="UA"/>
    </style:style>
    <style:style style:name="T1" style:family="text">
      <style:text-properties fo:language="en" fo:country="US"/>
    </style:style>
    <style:style style:name="T2" style:family="text">
      <style:text-properties fo:language="uk" fo:country="UA"/>
    </style:style>
    <style:style style:name="T3" style:family="text">
      <style:text-properties style:font-name="Times New Roman1" fo:font-size="14pt" fo:language="uk" fo:country="UA"/>
    </style:style>
    <style:style style:name="T4" style:family="text">
      <style:text-properties style:font-name="Times New Roman1" fo:font-size="14pt" fo:language="uk" fo:country="UA" fo:font-style="normal" fo:font-weight="normal" style:font-style-asian="normal" style:font-weight-asian="normal" style:font-style-complex="normal" style:font-weight-complex="normal"/>
    </style:style>
    <style:style style:name="T5" style:family="text">
      <style:text-properties style:font-name="Times New Roman1" fo:font-size="14pt" fo:language="uk" fo:country="UA" fo:font-weight="bold" style:font-size-asian="14pt" style:font-weight-asian="bold" style:font-size-complex="14pt" style:font-weight-complex="bold"/>
    </style:style>
    <style:style style:name="T6" style:family="text">
      <style:text-properties style:font-name="Times New Roman1" fo:font-size="14pt" fo:language="uk" fo:country="UA" fo:font-weight="bold" style:font-size-asian="14pt" style:font-size-complex="14pt"/>
    </style:style>
    <style:style style:name="T7" style:family="text">
      <style:text-properties style:font-name="Times New Roman1" fo:language="uk" fo:country="UA"/>
    </style:style>
    <style:style style:name="T8" style:family="text">
      <style:text-properties style:font-name="Times New Roman1" fo:language="uk" fo:country="UA" fo:font-style="normal" fo:font-weight="normal" style:font-style-asian="normal" style:font-weight-asian="normal" style:font-style-complex="normal" style:font-weight-complex="normal"/>
    </style:style>
    <style:style style:name="T9" style:family="text">
      <style:text-properties fo:font-size="14pt" style:font-size-asian="14pt" style:font-size-complex="14pt"/>
    </style:style>
    <style:style style:name="T10" style:family="text">
      <style:text-properties fo:font-size="14pt" fo:language="uk" fo:country="UA" style:font-size-asian="14pt" style:font-size-complex="14pt"/>
    </style:style>
    <style:style style:name="T11" style:family="text">
      <style:text-properties fo:font-size="14pt" fo:language="en" fo:country="US" style:font-size-asian="14pt" style:font-size-complex="14pt"/>
    </style:style>
    <style:style style:name="T12" style:family="text">
      <style:text-properties fo:language="en" fo:country="GB"/>
    </style:style>
    <style:style style:name="T13" style:family="text">
      <style:text-properties fo:language="ru" fo:country="RU"/>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Відзив</text:p>
      <text:p text:style-name="P1"/>
      <text:p text:style-name="P1">керівника на випускну роботу студента гр. П<text:span text:style-name="T2">З</text:span>-0<text:span text:style-name="T1">9</text:span><text:span text:style-name="T13">м</text:span> <text:span text:style-name="T2">Додатка О.В</text:span> </text:p>
      <text:p text:style-name="P3"><text:span text:style-name="T11">«</text:span><text:span text:style-name="T5">Методи </text:span><text:span text:style-name="T6">адаптивного проектування нейронних мереж прямого розповсюдження з каскадною архітектурою</text:span>»</text:p>
      <text:p text:style-name="P1"/>
      <text:p text:style-name="Standard"><text:span text:style-name="T3">У даній роботі розглянуто деякі існуючі методи навчання нейронних мереж із автоматичним підбором архітектури. Також було здійснено спробу створити програмне забезпечення, здатне знаходити оптимальну для конкретної задачі архітектуру нейронної мережі прямого розповсюдження з каскадними елементами.</text:span> <text:span text:style-name="T2">У цій роботі було поєднано нейронні мережі, </text:span><text:span text:style-name="T1">L-</text:span><text:span text:style-name="T2">системи та генетичні алгоритми.</text:span></text:p>
      <text:p text:style-name="Standard"><text:span text:style-name="T2">Отриману систему було випробувано на задачі </text:span><text:span text:style-name="T1">“Two spirals problem” </text:span><text:span text:style-name="T2">та реальній задачі із металургійної галузі. Було проведено серію експериментів та на її основі порівняно ефективність запропонованого підходу та традиційних методів.</text:span></text:p>
      <text:p text:style-name="Standard"><text:span text:style-name="T4">Результати роботи</text:span><text:span text:style-name="T8"> </text:span><text:span text:style-name="T3">можуть бути використані для більш ефективного вирішення задач за допомогою нейронних мереж та спростити процес дослідження їх архітектури.</text:span><text:span text:style-name="T2"> </text:span></text:p>
      <text:p text:style-name="Standard">Перед студентом були поставлені такі задачі: </text:p>
      <text:list xml:id="list35327958" text:style-name="L1">
        <text:list-item>
          <text:p text:style-name="P5">Розробити компактну схему кодування архітектури нейронної мережі.</text:p>
        </text:list-item>
        <text:list-item>
          <text:p text:style-name="P5">Розробити засоби перетворення між традиційною схемою кодування (матриця суміжності вершин графа) та розробленою схемою.</text:p>
        </text:list-item>
        <text:list-item>
          <text:p text:style-name="P5">Розробити оператори мутації для архітектури нейронної мережі.</text:p>
        </text:list-item>
        <text:list-item>
          <text:p text:style-name="P4"><text:span text:style-name="T2">Адаптувати алгоритм </text:span><text:span text:style-name="T1">LMA </text:span><text:span text:style-name="T13">з </text:span><text:span text:style-name="T1">Matlab Neural toolbox </text:span><text:span text:style-name="T13">для </text:span><text:span text:style-name="T2">навчання мереж прямого розповсюдження із елементами каскадної архітектури </text:span></text:p>
        </text:list-item>
        <text:list-item>
          <text:p text:style-name="P4"><text:span text:style-name="T7">Застосувати генетичний алгоритм до процесу пошуку оптимальної архітектури (використавши розроблені раніше схему кодування, алгоритм навчання та оператори мутації).</text:span> </text:p>
        </text:list-item>
        <text:list-item>
          <text:p text:style-name="P4"><text:span text:style-name="T2">Провести тестування систеим на задачі „</text:span><text:span text:style-name="T12">Two Spirals Problem</text:span>”<text:span text:style-name="T2"> та реальній задачі з металургійної галузі.</text:span></text:p>
        </text:list-item>
        <text:list-item>
          <text:p text:style-name="P4"><text:span text:style-name="T2">Порівняти ефективність запропонованого підходу із традиційними</text:span>.</text:p>
        </text:list-item>
      </text:list>
      <text:p text:style-name="Standard">Студент повністю виконав запланований об’єм роботи. В процесі виконання випускної роботи студент <text:span text:style-name="T2">Додатко О. В.</text:span> показав себе кваліфікованим фахівцем, здібним до проведення наукових досліджень. <text:span text:style-name="T2">Він засвоїв додатковий </text:span><text:span text:style-name="T13">матер</text:span><text:span text:style-name="T2">іал про нейронні мережі, чисельні методи, генетичні алгоритми та </text:span><text:span text:style-name="T1">L-</text:span><text:span text:style-name="T2">системи та довів, що може застосувати його на практиці.</text:span></text:p>
      <text:p text:style-name="Standard">Вважаю, що випускна робота студента гр. П<text:span text:style-name="T2">З</text:span>-09м <text:span text:style-name="T2">Додатка О.В</text:span>. задовольняє усі необхідні вимоги до випускних маг<text:span text:style-name="T2">істерських</text:span> робіт за спеціальністю «<text:span text:style-name="T2">Програмне забезпечення автоматизованих систем</text:span>», може бути допущена до захисту та заслуговує на високу оцінку.</text:p>
      <text:p text:style-name="P1"/>
      <text:p text:style-name="P1"/>
      <text:p text:style-name="P1">Керівник, </text:p>
      <text:p text:style-name="Text_20_body">доцент кафедри МЗ ЕОМ <text:span text:style-name="T9"><text:s text:c="54"/></text:span><text:span text:style-name="T10">Кузнєцов К. 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cm" style:auto-text-indent="false" style:shadow="none"/>
      <style:text-properties fo:font-size="14pt"/>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8T18:34:34.56</meta:creation-date>
    <dc:date>2010-06-17T15:20:38.26</dc:date>
    <meta:editing-duration>PT00H41M00S</meta:editing-duration>
    <meta:editing-cycles>47</meta:editing-cycles>
    <meta:generator>OpenOffice.org/3.2$Win32 OpenOffice.org_project/320m12$Build-9483</meta:generator>
    <meta:document-statistic meta:table-count="0" meta:image-count="0" meta:object-count="0" meta:page-count="1" meta:paragraph-count="18" meta:word-count="299" meta:character-count="2381"/>
  </office:meta>
</office:document-meta>
</file>